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ontentNegotiationStrategyTests.resolveMediaTypes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ContentNegotiationStrategyTests.resolv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ContentNegotiationStrategyTests.resolveMediaTypesFromMultiple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